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able_20_Contents">
      <style:text-properties officeooo:rsid="004a4726" officeooo:paragraph-rsid="004a4726"/>
    </style:style>
    <style:style style:name="P30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2" style:family="paragraph" style:parent-style-name="Text_20_body">
      <style:text-properties officeooo:rsid="0015ad55" officeooo:paragraph-rsid="0015ad55"/>
    </style:style>
    <style:style style:name="P33" style:family="paragraph" style:parent-style-name="Text_20_body">
      <style:text-properties officeooo:rsid="0015ad55" officeooo:paragraph-rsid="00170db2"/>
    </style:style>
    <style:style style:name="P34" style:family="paragraph" style:parent-style-name="Text_20_body">
      <style:text-properties officeooo:rsid="00170db2" officeooo:paragraph-rsid="00183d96"/>
    </style:style>
    <style:style style:name="P35" style:family="paragraph" style:parent-style-name="Text_20_body">
      <style:text-properties officeooo:rsid="0019dba6" officeooo:paragraph-rsid="001f1b95"/>
    </style:style>
    <style:style style:name="P36" style:family="paragraph" style:parent-style-name="Text_20_body">
      <style:text-properties officeooo:rsid="001a99d4" officeooo:paragraph-rsid="001a99d4"/>
    </style:style>
    <style:style style:name="P37" style:family="paragraph" style:parent-style-name="Text_20_body">
      <style:text-properties officeooo:rsid="001fe14d" officeooo:paragraph-rsid="001fe14d"/>
    </style:style>
    <style:style style:name="P38" style:family="paragraph" style:parent-style-name="Table_20_Heading">
      <style:text-properties officeooo:rsid="0020692e" officeooo:paragraph-rsid="0020692e"/>
    </style:style>
    <style:style style:name="P39" style:family="paragraph" style:parent-style-name="Table_20_Heading">
      <style:text-properties officeooo:rsid="003f505a" officeooo:paragraph-rsid="003f505a"/>
    </style:style>
    <style:style style:name="P40" style:family="paragraph" style:parent-style-name="Subtitle">
      <style:text-properties officeooo:rsid="0014e46c" officeooo:paragraph-rsid="0014e46c"/>
    </style:style>
    <style:style style:name="P41" style:family="paragraph" style:parent-style-name="Footnote">
      <style:text-properties officeooo:rsid="002808c2" officeooo:paragraph-rsid="002808c2"/>
    </style:style>
    <style:style style:name="P42" style:family="paragraph" style:parent-style-name="Footnote">
      <style:text-properties officeooo:rsid="00290ba6" officeooo:paragraph-rsid="00290ba6"/>
    </style:style>
    <style:style style:name="P43" style:family="paragraph" style:parent-style-name="Footnote">
      <style:text-properties officeooo:rsid="002c027a" officeooo:paragraph-rsid="002c027a"/>
    </style:style>
    <style:style style:name="P44" style:family="paragraph" style:parent-style-name="Footnote">
      <style:text-properties officeooo:rsid="002e3dc2" officeooo:paragraph-rsid="002e3dc2"/>
    </style:style>
    <style:style style:name="P45" style:family="paragraph" style:parent-style-name="Footnote">
      <style:text-properties officeooo:rsid="00333698" officeooo:paragraph-rsid="00333698"/>
    </style:style>
    <style:style style:name="P46" style:family="paragraph" style:parent-style-name="Footnote">
      <style:text-properties officeooo:rsid="0033ebec" officeooo:paragraph-rsid="0033ebec"/>
    </style:style>
    <style:style style:name="P47" style:family="paragraph" style:parent-style-name="Table">
      <style:paragraph-properties fo:keep-with-next="always"/>
    </style:style>
    <style:style style:name="P48" style:family="paragraph" style:parent-style-name="Heading_20_1">
      <style:text-properties officeooo:rsid="001fe14d" officeooo:paragraph-rsid="001fe14d"/>
    </style:style>
    <style:style style:name="P49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50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40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32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41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36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41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33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42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42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42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42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42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42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42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42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34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34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45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48" text:outline-level="1">What am I <text:span text:style-name="T14">a little bit </text:span>proud of?</text:h>
      <text:p text:style-name="P37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43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43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35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46">At present this table only includes things I consume in my private life and exludes things I consume at work.</text:p></text:note-body></text:note></text:span><text:span text:style-name="T6">.</text:span></text:p>
      <text:p text:style-name="P4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38">Product</text:p>
          </table:table-cell>
          <table:table-cell table:style-name="RegularSustainableConsumption.B1" office:value-type="string">
            <text:p text:style-name="P39">Utility</text:p>
          </table:table-cell>
          <table:table-cell table:style-name="RegularSustainableConsumption.B1" office:value-type="string">
            <text:p text:style-name="P38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38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49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50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2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ext:soft-page-break/>
        <table:table-row>
          <table:table-cell table:style-name="RegularSustainableConsumption.A72" office:value-type="string">
            <text:p text:style-name="P4">Wikipedia</text:p>
          </table:table-cell>
          <table:table-cell table:style-name="RegularSustainableConsumption.B17" office:value-type="string">
            <text:p text:style-name="P20">Service</text:p>
          </table:table-cell>
          <table:table-cell table:style-name="RegularSustainableConsumption.C17" office:value-type="string">
            <text:p text:style-name="P5"/>
          </table:table-cell>
          <table:table-cell table:style-name="RegularSustainableConsumption.D1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Hello Internet</text:p>
          </table:table-cell>
          <table:table-cell table:style-name="RegularSustainableConsumption.B18" office:value-type="string">
            <text:p text:style-name="P19">A podcast that makes me laugh and smile</text:p>
          </table:table-cell>
          <table:table-cell table:style-name="RegularSustainableConsumption.C18" office:value-type="string">
            <text:p text:style-name="P18">X</text:p>
          </table:table-cell>
          <table:table-cell table:style-name="RegularSustainableConsumption.D1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Late Night Linux</text:p>
          </table:table-cell>
          <table:table-cell table:style-name="RegularSustainableConsumption.B19" office:value-type="string">
            <text:p text:style-name="P20">Podcast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untu Podcast</text:p>
          </table:table-cell>
          <table:table-cell table:style-name="RegularSustainableConsumption.B20" office:value-type="string">
            <text:p text:style-name="P20">Podcast</text:p>
          </table:table-cell>
          <table:table-cell table:style-name="RegularSustainableConsumption.C20" office:value-type="string">
            <text:p text:style-name="P5"/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ortex</text:p>
          </table:table-cell>
          <table:table-cell table:style-name="RegularSustainableConsumption.B21" office:value-type="string">
            <text:p text:style-name="P20">Podcast</text:p>
          </table:table-cell>
          <table:table-cell table:style-name="RegularSustainableConsumption.C21" office:value-type="string">
            <text:p text:style-name="P5"/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On Being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C Games</text:p>
          </table:table-cell>
          <table:table-cell table:style-name="RegularSustainableConsumption.B23" office:value-type="string">
            <text:p text:style-name="P19">A podcast that makes me think of the days of my childhood</text:p>
          </table:table-cell>
          <table:table-cell table:style-name="RegularSustainableConsumption.C23" office:value-type="string">
            <text:p text:style-name="P18">X</text:p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amestar</text:p>
          </table:table-cell>
          <table:table-cell table:style-name="RegularSustainableConsumption.B24" office:value-type="string">
            <text:p text:style-name="P20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heute-show</text:p>
          </table:table-cell>
          <table:table-cell table:style-name="RegularSustainableConsumption.B25" office:value-type="string">
            <text:p text:style-name="P20">Podcast</text:p>
          </table:table-cell>
          <table:table-cell table:style-name="RegularSustainableConsumption.C25" office:value-type="string">
            <text:p text:style-name="P5"/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extra3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afe Eyes</text:p>
          </table:table-cell>
          <table:table-cell table:style-name="RegularSustainableConsumption.B27" office:value-type="string">
            <text:p text:style-name="P20">Software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opyQ</text:p>
          </table:table-cell>
          <table:table-cell table:style-name="RegularSustainableConsumption.B28" office:value-type="string">
            <text:p text:style-name="P20">Software</text:p>
          </table:table-cell>
          <table:table-cell table:style-name="RegularSustainableConsumption.C28" office:value-type="string">
            <text:p text:style-name="P11">X</text:p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uttlefish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udacity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5"/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Inkscape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MP</text:p>
          </table:table-cell>
          <table:table-cell table:style-name="RegularSustainableConsumption.B32" office:value-type="string">
            <text:p text:style-name="P20">Software</text:p>
          </table:table-cell>
          <table:table-cell table:style-name="RegularSustainableConsumption.C32" office:value-type="string">
            <text:p text:style-name="P5"/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elegram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odcast Addict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hunderbird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36" office:value-type="string">
            <text:p text:style-name="P29">Anoise</text:p>
          </table:table-cell>
          <table:table-cell table:style-name="RegularSustainableConsumption.B36" office:value-type="string">
            <text:p text:style-name="P30">I use this software application to generate sounds that help me work in front of my laptop with more calmness</text:p>
          </table:table-cell>
          <table:table-cell table:style-name="RegularSustainableConsumption.C36" office:value-type="string">
            <text:p text:style-name="P31">X</text:p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oogle Chrome</text:p>
          </table:table-cell>
          <table:table-cell table:style-name="RegularSustainableConsumption.B37" office:value-type="string">
            <text:p text:style-name="P20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/>
          </table:table-cell>
          <table:table-cell table:style-name="RegularSustainableConsumption.B38" office:value-type="string">
            <text:p text:style-name="P21"/>
          </table:table-cell>
          <table:table-cell table:style-name="RegularSustainableConsumption.C38" office:value-type="string">
            <text:p text:style-name="P5"/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lock</text:p>
          </table:table-cell>
          <table:table-cell table:style-name="RegularSustainableConsumption.B39" office:value-type="string">
            <text:p text:style-name="P10">Chrome Extension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HTTPS Everywhere</text:p>
          </table:table-cell>
          <table:table-cell table:style-name="RegularSustainableConsumption.B40" office:value-type="string">
            <text:p text:style-name="P10">Chrome Extension</text:p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Read Aloud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rivacy Badger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New Tab Notes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9">Autofill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SRLT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oogle Calendar</text:p>
          </table:table-cell>
          <table:table-cell table:style-name="RegularSustainableConsumption.B46" office:value-type="string">
            <text:p text:style-name="P10">Web App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mail</text:p>
          </table:table-cell>
          <table:table-cell table:style-name="RegularSustainableConsumption.B47" office:value-type="string">
            <text:p text:style-name="P20">Service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mail Offline</text:p>
          </table:table-cell>
          <table:table-cell table:style-name="RegularSustainableConsumption.B48" office:value-type="string">
            <text:p text:style-name="P22">Service/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arkdown</text:p>
          </table:table-cell>
          <table:table-cell table:style-name="RegularSustainableConsumption.B49" office:value-type="string">
            <text:p text:style-name="P22">Taxonomy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houtEngine</text:p>
          </table:table-cell>
          <table:table-cell table:style-name="RegularSustainableConsumption.B50" office:value-type="string">
            <text:p text:style-name="P20">Service/ <text:span text:style-name="T15">Web App</text:span>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ext:soft-page-break/>
        <table:table-row>
          <table:table-cell table:style-name="RegularSustainableConsumption.A72" office:value-type="string">
            <text:p text:style-name="P4">WhatsApp</text:p>
          </table:table-cell>
          <table:table-cell table:style-name="RegularSustainableConsumption.B51" office:value-type="string">
            <text:p text:style-name="P20"><text:span text:style-name="T15">Android </text:span>App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6">Skype</text:p>
          </table:table-cell>
          <table:table-cell table:style-name="RegularSustainableConsumption.B52" office:value-type="string">
            <text:p text:style-name="P7">Software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Facebook</text:p>
          </table:table-cell>
          <table:table-cell table:style-name="RegularSustainableConsumption.B53" office:value-type="string">
            <text:p text:style-name="P20">Service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essenger</text:p>
          </table:table-cell>
          <table:table-cell table:style-name="RegularSustainableConsumption.B54" office:value-type="string">
            <text:p text:style-name="P20">Servic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nison</text:p>
          </table:table-cell>
          <table:table-cell table:style-name="RegularSustainableConsumption.B55" office:value-type="string">
            <text:p text:style-name="P20">Softwar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rashPlan</text:p>
          </table:table-cell>
          <table:table-cell table:style-name="RegularSustainableConsumption.B56" office:value-type="string">
            <text:p text:style-name="P20">Software/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asker</text:p>
          </table:table-cell>
          <table:table-cell table:style-name="RegularSustainableConsumption.B57" office:value-type="string">
            <text:p text:style-name="P20"><text:span text:style-name="T16">Android </text:span>App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Redshift</text:p>
          </table:table-cell>
          <table:table-cell table:style-name="RegularSustainableConsumption.B58" office:value-type="string">
            <text:p text:style-name="P20">Softwar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hutter</text:p>
          </table:table-cell>
          <table:table-cell table:style-name="RegularSustainableConsumption.B59" office:value-type="string">
            <text:p text:style-name="P20">Software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lbert</text:p>
          </table:table-cell>
          <table:table-cell table:style-name="RegularSustainableConsumption.B60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0" office:value-type="string">
            <text:p text:style-name="P25">X</text:p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tom</text:p>
          </table:table-cell>
          <table:table-cell table:style-name="RegularSustainableConsumption.B61" office:value-type="string">
            <text:p text:style-name="P20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hub</text:p>
          </table:table-cell>
          <table:table-cell table:style-name="RegularSustainableConsumption.B62" office:value-type="string">
            <text:p text:style-name="P20">Service</text:p>
          </table:table-cell>
          <table:table-cell table:style-name="RegularSustainableConsumption.C62" office:value-type="string">
            <text:p text:style-name="P5"/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hub Pages</text:p>
          </table:table-cell>
          <table:table-cell table:style-name="RegularSustainableConsumption.B63" office:value-type="string">
            <text:p text:style-name="P20">Servic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</text:p>
          </table:table-cell>
          <table:table-cell table:style-name="RegularSustainableConsumption.B64" office:value-type="string">
            <text:p text:style-name="P20">Softwar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Bountysource</text:p>
          </table:table-cell>
          <table:table-cell table:style-name="RegularSustainableConsumption.B65" office:value-type="string">
            <text:p text:style-name="P20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Flattr</text:p>
          </table:table-cell>
          <table:table-cell table:style-name="RegularSustainableConsumption.B66" office:value-type="string">
            <text:p text:style-name="P20">Servic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ayPal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atreon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WordPress</text:p>
          </table:table-cell>
          <table:table-cell table:style-name="RegularSustainableConsumption.B69" office:value-type="string">
            <text:p text:style-name="P3">Software/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A</text:span>rchive.is</text:p>
          </table:table-cell>
          <table:table-cell table:style-name="RegularSustainableConsumption.B70" office:value-type="string">
            <text:p text:style-name="P3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1" office:value-type="string">
            <text:p text:style-name="P3">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W</text:span>ebcitation.org</text:p>
          </table:table-cell>
          <table:table-cell table:style-name="RegularSustainableConsumption.B72" office:value-type="string">
            <text:p text:style-name="P3">Service</text:p>
          </table:table-cell>
          <table:table-cell table:style-name="RegularSustainableConsumption.C72" office:value-type="string">
            <text:p text:style-name="P5"/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Archieveror</text:p>
          </table:table-cell>
          <table:table-cell table:style-name="RegularSustainableConsumption.B73" office:value-type="string">
            <text:p text:style-name="P23">Chrome Extension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</table:table>
      <text:h text:style-name="Heading_20_1" text:outline-level="1">Credits</text:h>
      <text:p text:style-name="P37">I update<text:span text:style-name="T8">d</text:span> this simple website <text:span text:style-name="T8">with</text:span> ♥ <text:span text:style-name="T8">on </text:span><text:span text:style-name="T8"><text:date style:data-style-name="N37" text:date-value="2017-06-03T10:47:08.270280710">06/0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44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3T10:47:08.124904278</dc:date>
    <dc:creator>Robert Orzanna</dc:creator>
    <meta:editing-duration>PT6H34M45S</meta:editing-duration>
    <meta:editing-cycles>69</meta:editing-cycles>
    <meta:generator>LibreOffice/5.3.3.2$Linux_X86_64 LibreOffice_project/30m0$Build-2</meta:generator>
    <dc:subject>Welcome to the personal website of Robert Orzanna</dc:subject>
    <dc:title>Robert Orzanna: #degrowth #ubuntu #minimalism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dc:description>#degrowth #sustainable-consumption #ubuntu #linux #open-source #guitar #minimalism #podcasts #languages</dc:description>
    <meta:document-statistic meta:table-count="1" meta:image-count="0" meta:object-count="0" meta:page-count="4" meta:paragraph-count="188" meta:word-count="899" meta:character-count="5543" meta:non-whitespace-character-count="4828"/>
  </office:meta>
</office:document-meta>
</file>